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style style:name="P10" style:family="paragraph" style:parent-style-name="Text_20_body" style:list-style-name="L5">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Personal Reflection: Building Your Vision Speech – "Who We Are"</text:h>
      <text:h text:style-name="Heading_20_4" text:outline-level="4"><text:span text:style-name="Strong_20_Emphasis">Main Purpose of Our Learning Group, TeamLead Course, and EURECOM</text:span></text:h>
      <text:p text:style-name="Text_20_body">Our learning group, the TeamLead course, and EURECOM exist to inspire a culture of innovation, inclusion, and open collaboration. By fostering emotional intelligence alongside technical expertise, we aim to develop leaders who not only solve complex challenges but do so with empathy and an understanding of diverse perspectives. Through open-source initiatives, we share knowledge and tools that empower people worldwide to engage with technology and one another in meaningful, emotionally intelligent ways.</text:p>
      <text:h text:style-name="Heading_20_4" text:outline-level="4"><text:span text:style-name="Strong_20_Emphasis">The Most Valuable Work We Do for Stakeholders</text:span></text:h>
      <text:p text:style-name="Text_20_body">The greatest value we generate lies in our ability to integrate technical innovation with emotional intelligence and openness. This combination creates:</text:p>
      <text:list text:style-name="L1">
        <text:list-item>
          <text:p text:style-name="P2"><text:span text:style-name="Strong_20_Emphasis">Shared Resources for Growth</text:span>: Open-source platforms that enable individuals and communities to learn, grow, and lead with empathy. </text:p>
        </text:list-item>
        <text:list-item>
          <text:p text:style-name="P2"><text:span text:style-name="Strong_20_Emphasis">Inclusive Leadership Models</text:span>: Tools and frameworks that prioritize human connection and emotional awareness in leadership practices. </text:p>
        </text:list-item>
        <text:list-item>
          <text:p text:style-name="P1"><text:span text:style-name="Strong_20_Emphasis">Transformative Collaboration</text:span>: By sharing not just code but also methodologies for collaboration and understanding, we amplify our collective potential to address global challenges. </text:p>
        </text:list-item>
      </text:list>
      <text:h text:style-name="Heading_20_4" text:outline-level="4"><text:span text:style-name="Strong_20_Emphasis">Making a Difference in Stakeholders’ Lives</text:span></text:h>
      <text:list text:style-name="L2">
        <text:list-item>
          <text:p text:style-name="P4"><text:span text:style-name="Strong_20_Emphasis">Students and Participants</text:span>: They develop not only technical and leadership skills but also emotional intelligence, enabling them to navigate and lead in diverse, complex environments. </text:p>
        </text:list-item>
        <text:list-item>
          <text:p text:style-name="P4"><text:span text:style-name="Strong_20_Emphasis">Organizations and Employers</text:span>: Through open-source emotional intelligence frameworks, businesses gain tools to build more cohesive, motivated, and inclusive teams. </text:p>
        </text:list-item>
        <text:list-item>
          <text:p text:style-name="P4"><text:span text:style-name="Strong_20_Emphasis">Communities</text:span>: Open access to knowledge and tools fosters connections across cultural and socioeconomic divides, enabling people to collaborate on solutions that reflect shared human values. </text:p>
        </text:list-item>
        <text:list-item>
          <text:p text:style-name="P3"><text:span text:style-name="Strong_20_Emphasis">Underrepresented Groups</text:span>: Emotional intelligence-focused resources ensure that individuals and communities often excluded from technological spaces are welcomed, empowered, and heard. </text:p>
        </text:list-item>
      </text:list>
      <text:h text:style-name="Heading_20_4" text:outline-level="4"><text:span text:style-name="Strong_20_Emphasis">Uniqueness of Our Group, TeamLead Course, and EURECOM</text:span></text:h>
      <text:p text:style-name="Text_20_body">Our uniqueness lies in embedding emotional intelligence within an open-source framework, creating a holistic approach to innovation and leadership:</text:p>
      <text:list text:style-name="L3">
        <text:list-item>
          <text:p text:style-name="P6"><text:span text:style-name="Strong_20_Emphasis">Open Sharing of Emotional Intelligence Tools</text:span>: We develop and share open-source resources such as emotional intelligence training modules, collaboration frameworks, and empathy-building activities to help individuals and teams work better together. </text:p>
        </text:list-item>
        <text:list-item>
          <text:p text:style-name="P6"><text:span text:style-name="Strong_20_Emphasis">Human-Centered Technology</text:span>: Our projects prioritize designing technology that enhances human connection, understanding, and emotional well-being. </text:p>
        </text:list-item>
        <text:list-item>
          <text:p text:style-name="P6"><text:soft-page-break/><text:span text:style-name="Strong_20_Emphasis">Global Collaboration</text:span>: By embracing diverse perspectives and sharing openly, we build bridges across cultures, fostering collaboration that transcends boundaries. </text:p>
        </text:list-item>
        <text:list-item>
          <text:p text:style-name="P5"><text:span text:style-name="Strong_20_Emphasis">Empathy as a Core Value</text:span>: We lead with the belief that technological progress is meaningful only when it considers the emotional and social needs of the people it serves. </text:p>
        </text:list-item>
      </text:list>
      <text:h text:style-name="Heading_20_4" text:outline-level="4"><text:span text:style-name="Strong_20_Emphasis">Examples of Open-Source Initiatives Empowering Emotional Intelligence</text:span></text:h>
      <text:list text:style-name="L4">
        <text:list-item>
          <text:p text:style-name="P8"><text:span text:style-name="Strong_20_Emphasis">Open-Source Empathy Training</text:span>: Tools and platforms that teach emotional intelligence, active listening, and conflict resolution in accessible and scalable ways. </text:p>
        </text:list-item>
        <text:list-item>
          <text:p text:style-name="P8"><text:span text:style-name="Strong_20_Emphasis">Collaborative Storytelling Platforms</text:span>: Open-source frameworks that allow people to share their experiences and challenges, fostering empathy and understanding across diverse cultures and communities. </text:p>
        </text:list-item>
        <text:list-item>
          <text:p text:style-name="P8"><text:span text:style-name="Strong_20_Emphasis">Emotionally Aware AI</text:span>: Open-source AI models designed to recognize and respond to human emotions in an ethical and inclusive manner. </text:p>
        </text:list-item>
        <text:list-item>
          <text:p text:style-name="P7"><text:span text:style-name="Strong_20_Emphasis">Global Emotional Intelligence Hackathons</text:span>: Events that bring people together to create tools and resources focused on fostering emotional intelligence in personal and professional spaces. </text:p>
        </text:list-item>
      </text:list>
      <text:h text:style-name="Heading_20_4" text:outline-level="4"><text:span text:style-name="Strong_20_Emphasis">How Open-Source Sharing Empowers Emotional Intelligence</text:span></text:h>
      <text:list text:style-name="L5">
        <text:list-item>
          <text:p text:style-name="P10"><text:span text:style-name="Strong_20_Emphasis">Breaking Barriers</text:span>: Open-source initiatives ensure that emotional intelligence tools are available to anyone, regardless of location, background, or resources. </text:p>
        </text:list-item>
        <text:list-item>
          <text:p text:style-name="P10"><text:span text:style-name="Strong_20_Emphasis">Building Community</text:span>: By sharing stories, experiences, and tools, we create a global community that values emotional understanding and mutual respect. </text:p>
        </text:list-item>
        <text:list-item>
          <text:p text:style-name="P9"><text:span text:style-name="Strong_20_Emphasis">Scaling Human Connection</text:span>: Open-source sharing allows emotionally intelligent practices to be integrated into education, business, and technology on a global scale. </text:p>
        </text:list-item>
      </text:list>
      <text:h text:style-name="Heading_20_4" text:outline-level="4"><text:span text:style-name="Strong_20_Emphasis">Conclusion</text:span></text:h>
      <text:p text:style-name="Text_20_body">Our commitment to open-source initiatives that empower emotional intelligence is a testament to our belief that true progress is both technical and human. By sharing knowledge, tools, and resources that prioritize empathy and connection, we enable individuals and communities worldwide to collaborate more effectively and build a future grounded in understanding and inclusion. Together, we create not only solutions but also meaningful human connections, ensuring that our work makes a profound and lasting impac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ongti SC" style:font-family-asian="'Songti SC'"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0T00:06:29.771640371</meta:creation-date>
    <dc:date>2025-01-20T00:07:21.978154693</dc:date>
    <meta:editing-duration>PT52S</meta:editing-duration>
    <meta:editing-cycles>1</meta:editing-cycles>
    <meta:document-statistic meta:table-count="0" meta:image-count="0" meta:object-count="0" meta:page-count="2" meta:paragraph-count="30" meta:word-count="646" meta:character-count="4784" meta:non-whitespace-character-count="4167"/>
    <meta:generator>LibreOffice/24.2.5.2$MacOSX_AARCH64 LibreOffice_project/bffef4ea93e59bebbeaf7f431bb02b1a39ee8a59</meta:generator>
  </office:meta>
</office:document-meta>
</file>